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54ffa" officeooo:paragraph-rsid="00054ffa"/>
    </style:style>
    <style:style style:name="P2" style:family="paragraph" style:parent-style-name="Standard">
      <style:text-properties officeooo:rsid="00088935" officeooo:paragraph-rsid="00088935"/>
    </style:style>
    <style:style style:name="T1" style:family="text">
      <style:text-properties officeooo:rsid="000a759d"/>
    </style:style>
    <style:style style:name="T2" style:family="text">
      <style:text-properties officeooo:rsid="000ac696"/>
    </style:style>
    <style:style style:name="T3" style:family="text">
      <style:text-properties officeooo:rsid="000e7a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ologi sballati!</text:p>
      <text:p text:style-name="P1">In questo progetto dovrete fare il controllo di orologi che hanno diverse velocità…</text:p>
      <text:p text:style-name="P1">Fasi del progetto:</text:p>
      <text:p text:style-name="P1">1-Aggiungere orologi con il loro coefficiente di velocità;</text:p>
      <text:p text:style-name="P1">2-Simulazione di 60 secondi di tutti gli orologi;</text:p>
      <text:p text:style-name="P1">3-Stampaggio dell’attuale orario di tutti gli orologi;</text:p>
      <text:p text:style-name="P1">4-Reset di uno o tutti gli orologi;</text:p>
      <text:p text:style-name="P1">5-Cancellazione di uno o più orologi.</text:p>
      <text:p text:style-name="P1"/>
      <text:p text:style-name="P1">1-Ogni orologio ha un suo nome(chiesto all’utente), coefficiente di velocità(chiesto all’utente), orario(partono tutti da 0). Consiglio: create una funzione in cui chiedete all’utente tutte queste cose e ritornate una lista di questi elementi. Questa lista aggiungetela ad una lista generale. Otterrete una lista di liste.</text:p>
      <text:p text:style-name="P1">ESEMPIO:<text:line-break/>[[“Orologio1”, 1, 0],[“Orologio2”, 1.5, 10]]</text:p>
      <text:p text:style-name="P1">Abbiamo una lista di 2 liste.</text:p>
      <text:p text:style-name="P1">Orologio1 ha coefficiente di velocità 1 e parte da tempo 0,</text:p>
      <text:p text:style-name="P1">Orologio2 ha coefficiente di velocità 1.5 e parte da tempo 10.</text:p>
      <text:p text:style-name="P1">Non cambia assolutamente come ci comportiamo. Con un ciclo for possiamo andare a scorrere le liste e con un altro ciclo for gli elementi della lista per esempio.</text:p>
      <text:p text:style-name="P1"/>
      <text:p text:style-name="P1">2-Quando chiedo la simulazione di 60 secondi vuol dire che dovete creare una funzione che calcola per tutti gli orologi l’attuale tempo. </text:p>
      <text:p text:style-name="P1">Anche questo va in un’altra funzione. </text:p>
      <text:p text:style-name="P1">Per ogni orologio calcolate il tempo per 60 secondi e sommatelo all’attuale orario dell’orologio.</text:p>
      <text:p text:style-name="P1">Faccio l’esempio per l’orologio 2.</text:p>
      <text:p text:style-name="P1">Parte da 10 secondi di tempo.</text:p>
      <text:p text:style-name="P1">Ha velocità 1.5 quindi 60*1,5=90.</text:p>
      <text:p text:style-name="P1">L’orologio dopo i 60 secondi avrà orario 10(iniziale)+90(quelli passati per l’orologio) secondi.</text:p>
      <text:p text:style-name="P1">Farlo per ogni orologio.</text:p>
      <text:p text:style-name="P1"/>
      <text:p text:style-name="P1">3- Si tratta solo di stampare in modo decente ogni orologio, il suo coefficiente di velocità e l’orario.</text:p>
      <text:p text:style-name="P1"/>
      <text:p text:style-name="P1">4-L’orologio selezionato o tutti gli orologi in base alla scelta dell’utente devono essere resettati ad orario 0.</text:p>
      <text:p text:style-name="P1"/>
      <text:p text:style-name="P1">5-Eliminare direttamente uno o tutti gli orologi dalla simulazione.</text:p>
      <text:p text:style-name="P1"/>
      <text:p text:style-name="P1">Create un piccolo menù dove l’utente può scegliere che cosa fare. Una roba tipo:</text:p>
      <text:p text:style-name="P1">1-Aggiunta orologio</text:p>
      <text:p text:style-name="P1">2-Simulazione </text:p>
      <text:p text:style-name="P1">3-Stampaggio</text:p>
      <text:p text:style-name="P1">4-Reset</text:p>
      <text:p text:style-name="P1">5-Cancellazione</text:p>
      <text:p text:style-name="P1"/>
      <text:p text:style-name="P1">L’utente scegli un numero tra 1 e 5 per il programma.</text:p>
      <text:p text:style-name="P1">Vi consiglio di usare if,elif, else in modo da farlo molto sbrigativo.</text:p>
      <text:p text:style-name="P2">Ogni cosa ha la sua funzione. Da una funzione potete chiamare un’altra funzione se proprio vi serve.</text:p>
      <text:p text:style-name="P2">Ricordate che le funzioni non devono essere giganti, potete dividerle in molte funzioni piccole(Questo fino ad un certo punto, se ne create 10 per fare 10 istruzioni non va bene).</text:p>
      <text:p text:style-name="P2"><text:soft-page-break/>L’ordine, i commenti vengono apprezzati. Se il programma è ordinato e commentato verrà aggiunto un +.</text:p>
      <text:p text:style-name="P2"/>
      <text:p text:style-name="P2">Per fare questo programma avete <text:span text:style-name="T3">9</text:span><text:span text:style-name="T1">(vedremo se questo valore andrà cambiato. Intanto iniziamo con questo)</text:span> ore in totale. Al termine delle <text:span text:style-name="T3">9</text:span> ore verrà valutato in questo modo.</text:p>
      <text:p text:style-name="P2">Il programma si divide nei 5 punti del menù. Per ogni punto del menù funzionante verranno attribuiti 2+.</text:p>
      <text:p text:style-name="P2">Si ottengono quindi un max di 10+. Se il programma è ordinato e commentato si potranno quindi raggiungere 11+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09:20:10.756787409</meta:creation-date>
    <dc:date>2023-10-11T10:36:17.418079179</dc:date>
    <meta:editing-duration>PT1H15M1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2" meta:paragraph-count="39" meta:word-count="450" meta:character-count="2845" meta:non-whitespace-character-count="2431"/>
  </office:meta>
</office:document-meta>
</file>